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nter Variable" svg:font-family="'Inter Variabl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Inter Variable"/>
    </style:style>
    <style:style style:name="P2" style:family="paragraph" style:parent-style-name="Text_20_body">
      <style:text-properties style:font-name="Inter Variable"/>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Inter Variable"/>
    </style:style>
    <style:style style:name="P4" style:family="paragraph" style:parent-style-name="Heading_20_3">
      <style:paragraph-properties fo:margin-left="0cm" fo:margin-right="0cm" fo:margin-top="0cm" fo:margin-bottom="0.247cm" style:contextual-spacing="false" fo:line-height="114%" fo:text-indent="0cm" style:auto-text-indent="false"/>
      <style:text-properties style:font-name="Inter Variable"/>
    </style:style>
    <style:style style:name="P5" style:family="paragraph" style:parent-style-name="Text_20_body">
      <style:paragraph-properties fo:margin-left="0cm" fo:margin-right="0cm" fo:margin-top="0cm" fo:margin-bottom="0.247cm" style:contextual-spacing="false" fo:line-height="114%" fo:text-indent="0cm" style:auto-text-indent="false"/>
    </style:style>
    <style:style style:name="P6"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Inter Variable"/>
    </style:style>
    <style:style style:name="P7"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Inter Variable"/>
    </style:style>
    <style:style style:name="P8"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9"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Inter Variable"/>
    </style:style>
    <style:style style:name="P10" style:family="paragraph" style:parent-style-name="Heading_20_2">
      <style:paragraph-properties fo:margin-left="0cm" fo:margin-right="0cm" fo:margin-top="0cm" fo:margin-bottom="0.247cm" style:contextual-spacing="false" fo:line-height="114%" fo:text-indent="0cm" style:auto-text-indent="false"/>
      <style:text-properties style:font-name="Inter Variable"/>
    </style:style>
    <style:style style:name="P11"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Inter Variable"/>
    </style:style>
    <style:style style:name="P12"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3"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Inter Variable"/>
    </style:style>
    <style:style style:name="P14"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5" style:family="paragraph" style:parent-style-name="Standard">
      <style:text-properties style:font-name="Inter Variable"/>
    </style:style>
    <style:style style:name="T1" style:family="text">
      <style:text-properties fo:font-weight="bold"/>
    </style:style>
    <style:style style:name="T2" style:family="text">
      <style:text-properties style:font-name="Inter Variable"/>
    </style:style>
    <style:style style:name="T3" style:family="text">
      <style:text-properties style:font-name="Inter Variable" fo:font-weight="bold"/>
    </style:style>
    <style:style style:name="T4" style:family="text">
      <style:text-properties style:font-name="Inter Variable" officeooo:rsid="00131430"/>
    </style:style>
    <style:style style:name="T5" style:family="text">
      <style:text-properties officeooo:rsid="0013143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xercice 1 : Tri de listes et dérécursification</text:h>
      <text:p text:style-name="P2"/>
      <text:p text:style-name="P3"><text:bookmark text:name="p-rc_95d665fac7aebf61-35"/>L'objectif était de manipuler une structure de <text:span text:style-name="T1">liste récursive</text:span> et de comparer les approches récursives et itératives pour le tri.</text:p>
      <text:p text:style-name="P3"/>
      <text:h text:style-name="P4" text:outline-level="3">1. Structure et Opérations de Base</text:h>
      <text:p text:style-name="P5"><text:bookmark text:name="p-rc_95d665fac7aebf61-36"/><text:span text:style-name="T2">Le type </text:span><text:span text:style-name="Source_20_Text"><text:span text:style-name="T2">liste_rec</text:span></text:span><text:span text:style-name="T2"> a été implémenté à l'aide d'une structure contenant une valeur entière et un pointeur vers l'élément suivant. Les fonctions de base (</text:span><text:span text:style-name="Source_20_Text"><text:span text:style-name="T2">creer_liste</text:span></text:span><text:span text:style-name="T2">, </text:span><text:span text:style-name="Source_20_Text"><text:span text:style-name="T2">premier</text:span></text:span><text:span text:style-name="T2">, </text:span><text:span text:style-name="Source_20_Text"><text:span text:style-name="T2">reste</text:span></text:span><text:span text:style-name="T2">, </text:span><text:span text:style-name="Source_20_Text"><text:span text:style-name="T2">prefixer</text:span></text:span><text:span text:style-name="T2">, </text:span><text:span text:style-name="Source_20_Text"><text:span text:style-name="T2">suffixer</text:span></text:span><text:span text:style-name="T2"> et </text:span><text:span text:style-name="Source_20_Text"><text:span text:style-name="T2">vide</text:span></text:span><text:span text:style-name="T2">) ont été développées pour respecter l'interface demandée.</text:span></text:p>
      <text:p text:style-name="P3"/>
      <text:h text:style-name="P4" text:outline-level="3">2. Algorithmes de Tri</text:h>
      <text:p text:style-name="P3">Trois fonctions clés ont été implémentées pour construire l'algorithme de tri :</text:p>
      <text:list text:style-name="L1">
        <text:list-item>
          <text:p text:style-name="P6"><text:bookmark text:name="p-rc_95d665fac7aebf61-37"/><text:span text:style-name="T1">FUSION(A, B)</text:span> : Fusionne deux listes triées en une seule liste triée.</text:p>
        </text:list-item>
        <text:list-item>
          <text:p text:style-name="P6"><text:bookmark text:name="p-rc_95d665fac7aebf61-38"/><text:span text:style-name="T1">SSC(A)</text:span> : Extrait la première Sous-Suite Croissante.</text:p>
        </text:list-item>
        <text:list-item>
          <text:p text:style-name="P6"><text:bookmark text:name="p-rc_95d665fac7aebf61-39"/><text:span text:style-name="T1">COMP(A, B)</text:span> : Définit la suite complémentaire de A dans B.</text:p>
        </text:list-item>
      </text:list>
      <text:p text:style-name="P3"><text:bookmark text:name="p-rc_95d665fac7aebf61-40"/>Le tri final (<text:span text:style-name="T1">TRI(A)</text:span>) utilise ces briques pour ordonner la liste.</text:p>
      <text:p text:style-name="P3"/>
      <text:h text:style-name="P4" text:outline-level="3">3. Dérécursification et Performance</text:h>
      <text:p text:style-name="P5"><text:bookmark text:name="p-rc_95d665fac7aebf61-41"/><text:span text:style-name="T2">Conformément à la question 1.6, chaque fonction a été doublée d'une version itérative (</text:span><text:span text:style-name="Source_20_Text"><text:span text:style-name="T2">_derec</text:span></text:span><text:span text:style-name="T2">).</text:span></text:p>
      <text:list text:style-name="L2">
        <text:list-item>
          <text:p text:style-name="P7"><text:bookmark text:name="p-rc_95d665fac7aebf61-42"/><text:span text:style-name="T1">Observations de performance (Q 1.7)</text:span> : Pour une liste de 10000 éléments en "pire cas" (ordre décroissant), on observe que la version récursive risque de saturer la pile d'exécution (stack overflow) si la profondeur est trop grande, alors que la version itérative gère la mémoire de manière plus stable.</text:p>
        </text:list-item>
        <text:list-item>
          <text:p text:style-name="P8"><text:span text:style-name="T3">Complexité</text:span><text:span text:style-name="T2"> : Le tri tel qu'implémenté (</text:span><text:span text:style-name="Source_20_Text"><text:span text:style-name="T2">fusion</text:span></text:span><text:span text:style-name="T2"> d'un élément avec le reste trié) s'apparente à un tri par insertion, avec une complexité de O(n^2).</text:span></text:p>
        </text:list-item>
      </text:list>
      <text:p text:style-name="P9"/>
      <text:h text:style-name="P10" text:outline-level="2">Exercice 2 : Algorithme de Rabin-Karp</text:h>
      <text:p text:style-name="P3"><text:bookmark text:name="p-rc_95d665fac7aebf61-43"/>Cet exercice portait sur la recherche d'une séquence de chiffres (digits) dans un long texte.</text:p>
      <text:h text:style-name="P4" text:outline-level="3"><text:soft-page-break/>1. Approche Brute-Force</text:h>
      <text:p text:style-name="P5"><text:bookmark text:name="p-rc_95d665fac7aebf61-44"/><text:span text:style-name="T2">L'algorithme </text:span><text:span text:style-name="T3">Brute-Force</text:span><text:span text:style-name="T2"> compare le motif à chaque position possible du texte via </text:span><text:span text:style-name="Source_20_Text"><text:span text:style-name="T2">strncmp</text:span></text:span><text:span text:style-name="T2">. Sa complexité est de O(n </text:span><text:span text:style-name="T4">*</text:span><text:span text:style-name="T2"> m) dans le pire des cas, où n est la taille du texte et m celle du motif.</text:span></text:p>
      <text:h text:style-name="P4" text:outline-level="3">2. Implémentation de Rabin-Karp</text:h>
      <text:p text:style-name="P3"><text:bookmark text:name="p-rc_95d665fac7aebf61-45"/>L'algorithme de <text:span text:style-name="T1">Rabin-Karp</text:span> optimise la recherche en utilisant une fonction de hachage.</text:p>
      <text:list text:style-name="L3">
        <text:list-item>
          <text:p text:style-name="P11"><text:bookmark text:name="p-rc_95d665fac7aebf61-46"/><text:span text:style-name="T1">Hachage (Q 2.2)</text:span> : Chaque séquence est interprétée comme un entier naturel (base 10) auquel on applique un modulo (1000003) pour éviter les dépassements de capacité.</text:p>
        </text:list-item>
        <text:list-item>
          <text:p text:style-name="P12"><text:bookmark text:name="p-rc_95d665fac7aebf61-47"/><text:span text:style-name="T3">Optimisation</text:span><text:span text:style-name="T2"> : Bien que le code </text:span><text:span text:style-name="Source_20_Text"><text:span text:style-name="T2">ex2.c</text:span></text:span><text:span text:style-name="T2"> recalcule le hash via </text:span><text:span text:style-name="Source_20_Text"><text:span text:style-name="T2">strncpy</text:span></text:span><text:span text:style-name="T2">, l'énoncé suggère un calcul "économique" (rolling hash) qui permet de déduire le hash de la fenêtre suivante.</text:span></text:p>
        </text:list-item>
      </text:list>
      <text:h text:style-name="P4" text:outline-level="3">3. Comparaison Expérimentale (Q 2.3)</text:h>
      <text:p text:style-name="P3">Le test effectué sur 1<text:span text:style-name="T5">0</text:span>000000 de caractères montre :</text:p>
      <text:list text:style-name="L4">
        <text:list-item>
          <text:p text:style-name="P13"><text:span text:style-name="T1">Brute-force</text:span> : Très efficace pour des alphabets simples, mais ralentit si les comparaisons de chaînes échouent tardivement.</text:p>
        </text:list-item>
        <text:list-item>
          <text:p text:style-name="P14"><text:bookmark text:name="p-rc_95d665fac7aebf61-48"/><text:span text:style-name="T3">Rabin-Karp</text:span><text:span text:style-name="T2"> : Permet de ne déclencher une comparaison lourde (</text:span><text:span text:style-name="Source_20_Text"><text:span text:style-name="T2">strncmp</text:span></text:span><text:span text:style-name="T2">) que lorsque les empreintes numériques (hashs) correspondent, limitant ainsi le nombre de vérifications inutiles.</text:span></text:p>
          <text:p text:style-name="P13"/>
        </text:list-item>
      </text:list>
      <text:h text:style-name="P10" text:outline-level="2">Conclusion</text:h>
      <text:p text:style-name="P3">Ce TP a permis de mettre en évidence l'importance de la <text:span text:style-name="T1">dérécursification</text:span> pour la robustesse des programmes traitant de grands volumes de données. Par ailleurs, l'utilisation du <text:span text:style-name="T1">hachage</text:span> dans l'algorithme de Rabin-Karp illustre comment transformer un problème de comparaison textuelle complexe en une suite de tests numériques simples et rapides.</text:p>
      <text:p text:style-name="P5"><text:span text:style-name="T2"/></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nter Variable" svg:font-family="'Inter Variabl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08:33:04.837922516</meta:creation-date>
    <dc:date>2026-04-15T08:55:16.454769535</dc:date>
    <meta:editing-duration>PT22M12S</meta:editing-duration>
    <meta:editing-cycles>2</meta:editing-cycles>
    <meta:generator>LibreOffice/25.8.5.2$Linux_X86_64 LibreOffice_project/580$Build-2</meta:generator>
    <meta:document-statistic meta:table-count="0" meta:image-count="0" meta:object-count="0" meta:page-count="2" meta:paragraph-count="29" meta:word-count="468" meta:character-count="2950" meta:non-whitespace-character-count="2520"/>
  </office:meta>
</office:document-meta>
</file>